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draw:marker-start-width="0.533cm" draw:marker-end-width="0.533cm" draw:fill-color="#ffffff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dash" draw:stroke-dash="Fine_20_Dashed_20__28_var_29_"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-color="#cccccd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102cm" svg:stroke-color="#ff0000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2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bold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size="28pt" fo:font-weight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ellipse draw:style-name="gr1" draw:text-style-name="P2" draw:layer="layout" svg:width="1.733cm" svg:height="1.691cm" svg:x="5.252cm" svg:y="4.024cm">
          <text:p text:style-name="P1"><text:span text:style-name="T1">1</text:span></text:p>
        </draw:ellipse>
        <draw:ellipse draw:style-name="gr1" draw:text-style-name="P2" draw:layer="layout" svg:width="1.733cm" svg:height="1.691cm" svg:x="8.891cm" svg:y="4.024cm">
          <text:p text:style-name="P1"><text:span text:style-name="T1">2</text:span></text:p>
        </draw:ellipse>
        <draw:ellipse draw:style-name="gr1" draw:text-style-name="P2" draw:layer="layout" svg:width="1.733cm" svg:height="1.691cm" svg:x="12.701cm" svg:y="4.024cm">
          <text:p text:style-name="P1"><text:span text:style-name="T1">3</text:span></text:p>
        </draw:ellipse>
        <draw:ellipse draw:style-name="gr1" draw:text-style-name="P2" draw:layer="layout" svg:width="1.733cm" svg:height="1.691cm" svg:x="16.511cm" svg:y="4.024cm">
          <text:p text:style-name="P1"><text:span text:style-name="T1">4</text:span></text:p>
        </draw:ellipse>
        <draw:line draw:style-name="gr2" draw:text-style-name="P3" draw:layer="layout" svg:x1="6.998cm" svg:y1="4.873cm" svg:x2="8.903cm" svg:y2="4.873cm">
          <text:p text:style-name="P5"/>
        </draw:line>
        <draw:line draw:style-name="gr2" draw:text-style-name="P3" draw:layer="layout" svg:x1="10.706cm" svg:y1="4.86cm" svg:x2="12.611cm" svg:y2="4.86cm">
          <text:p text:style-name="P5"/>
        </draw:line>
        <draw:line draw:style-name="gr2" draw:text-style-name="P3" draw:layer="layout" svg:x1="14.504cm" svg:y1="4.886cm" svg:x2="16.409cm" svg:y2="4.886cm">
          <text:p text:style-name="P5"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ellipse draw:style-name="gr1" draw:text-style-name="P2" draw:layer="layout" svg:width="1.733cm" svg:height="1.691cm" svg:x="5.252cm" svg:y="4.024cm">
          <text:p text:style-name="P1"><text:span text:style-name="T1">1</text:span></text:p>
        </draw:ellipse>
        <draw:ellipse draw:style-name="gr1" draw:text-style-name="P2" draw:layer="layout" svg:width="1.733cm" svg:height="1.691cm" svg:x="8.891cm" svg:y="4.024cm">
          <text:p text:style-name="P1"><text:span text:style-name="T1">2</text:span></text:p>
        </draw:ellipse>
        <draw:ellipse draw:style-name="gr1" draw:text-style-name="P2" draw:layer="layout" svg:width="1.733cm" svg:height="1.691cm" svg:x="12.701cm" svg:y="2.119cm">
          <text:p text:style-name="P1"><text:span text:style-name="T1">3</text:span></text:p>
        </draw:ellipse>
        <draw:ellipse draw:style-name="gr1" draw:text-style-name="P2" draw:layer="layout" svg:width="1.733cm" svg:height="1.691cm" svg:x="12.701cm" svg:y="6.351cm">
          <text:p text:style-name="P1"><text:span text:style-name="T1">4</text:span></text:p>
        </draw:ellipse>
        <draw:line draw:style-name="gr2" draw:text-style-name="P3" draw:layer="layout" svg:x1="6.998cm" svg:y1="4.873cm" svg:x2="8.903cm" svg:y2="4.873cm">
          <text:p text:style-name="P5"/>
        </draw:line>
        <draw:line draw:style-name="gr2" draw:text-style-name="P3" draw:layer="layout" svg:x1="10.601cm" svg:y1="4.445cm" svg:x2="12.726cm" svg:y2="3.305cm">
          <text:p text:style-name="P5"/>
        </draw:line>
        <draw:line draw:style-name="gr2" draw:text-style-name="P3" draw:layer="layout" svg:x1="10.512cm" svg:y1="5.352cm" svg:x2="12.765cm" svg:y2="6.713cm">
          <text:p text:style-name="P5"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ellipse draw:style-name="gr1" draw:text-style-name="P2" draw:layer="layout" svg:width="1.733cm" svg:height="1.691cm" svg:x="5.252cm" svg:y="4.024cm">
          <text:p text:style-name="P1"><text:span text:style-name="T1">1</text:span></text:p>
        </draw:ellipse>
        <draw:ellipse draw:style-name="gr1" draw:text-style-name="P2" draw:layer="layout" svg:width="1.733cm" svg:height="1.691cm" svg:x="8.891cm" svg:y="4.024cm">
          <text:p text:style-name="P1"><text:span text:style-name="T1">2</text:span></text:p>
        </draw:ellipse>
        <draw:ellipse draw:style-name="gr1" draw:text-style-name="P2" draw:layer="layout" svg:width="1.733cm" svg:height="1.691cm" svg:x="12.701cm" svg:y="2.119cm">
          <text:p text:style-name="P1"><text:span text:style-name="T1">3</text:span></text:p>
        </draw:ellipse>
        <draw:ellipse draw:style-name="gr1" draw:text-style-name="P2" draw:layer="layout" svg:width="1.733cm" svg:height="1.691cm" svg:x="12.701cm" svg:y="6.351cm">
          <text:p text:style-name="P1"><text:span text:style-name="T1">4</text:span></text:p>
        </draw:ellipse>
        <draw:line draw:style-name="gr2" draw:text-style-name="P3" draw:layer="layout" svg:x1="6.998cm" svg:y1="4.873cm" svg:x2="8.903cm" svg:y2="4.873cm">
          <text:p text:style-name="P5"/>
        </draw:line>
        <draw:line draw:style-name="gr2" draw:text-style-name="P3" draw:layer="layout" svg:x1="10.601cm" svg:y1="4.445cm" svg:x2="12.726cm" svg:y2="3.305cm">
          <text:p text:style-name="P5"/>
        </draw:line>
        <draw:line draw:style-name="gr2" draw:text-style-name="P3" draw:layer="layout" svg:x1="10.512cm" svg:y1="5.352cm" svg:x2="12.765cm" svg:y2="6.713cm">
          <text:p text:style-name="P5"/>
        </draw:line>
        <draw:ellipse draw:style-name="gr1" draw:text-style-name="P2" draw:layer="layout" svg:width="1.733cm" svg:height="1.691cm" svg:x="16.511cm" svg:y="4.446cm">
          <text:p text:style-name="P1"><text:span text:style-name="T1">5</text:span></text:p>
        </draw:ellipse>
        <draw:line draw:style-name="gr2" draw:text-style-name="P3" draw:layer="layout" svg:x1="14.411cm" svg:y1="3.356cm" svg:x2="16.664cm" svg:y2="4.717cm">
          <text:p text:style-name="P5"/>
        </draw:line>
        <draw:line draw:style-name="gr4" draw:text-style-name="P3" draw:layer="layout" svg:x1="14.425cm" svg:y1="6.83cm" svg:x2="16.55cm" svg:y2="5.69cm">
          <text:p text:style-name="P5"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5" draw:text-style-name="P3" draw:layer="layout" svg:width="15.201cm" svg:height="2.527cm" svg:x="9.357cm" svg:y="5.65cm">
          <text:p text:style-name="P5"/>
        </draw:rect>
        <draw:ellipse draw:style-name="gr1" draw:text-style-name="P2" draw:layer="layout" svg:width="1.733cm" svg:height="1.691cm" svg:x="3.982cm" svg:y="3.176cm">
          <text:p text:style-name="P1"><text:span text:style-name="T1">1</text:span></text:p>
        </draw:ellipse>
        <draw:ellipse draw:style-name="gr1" draw:text-style-name="P2" draw:layer="layout" svg:width="1.733cm" svg:height="1.691cm" svg:x="7.157cm" svg:y="3.176cm">
          <text:p text:style-name="P1"><text:span text:style-name="T1">2</text:span></text:p>
        </draw:ellipse>
        <draw:ellipse draw:style-name="gr1" draw:text-style-name="P2" draw:layer="layout" svg:width="1.733cm" svg:height="1.691cm" svg:x="10.332cm" svg:y="3.176cm">
          <text:p text:style-name="P1"><text:span text:style-name="T1">4</text:span></text:p>
        </draw:ellipse>
        <draw:ellipse draw:style-name="gr1" draw:text-style-name="P2" draw:layer="layout" svg:width="1.733cm" svg:height="1.691cm" svg:x="10.332cm" svg:y="5.929cm">
          <text:p text:style-name="P1"><text:span text:style-name="T1">3</text:span></text:p>
        </draw:ellipse>
        <draw:line draw:style-name="gr2" draw:text-style-name="P3" draw:layer="layout" svg:x1="5.818cm" svg:y1="4.017cm" svg:x2="7.088cm" svg:y2="4.017cm">
          <text:p text:style-name="P5"/>
        </draw:line>
        <draw:line draw:style-name="gr2" draw:text-style-name="P3" draw:layer="layout" svg:x1="8.708cm" svg:y1="4.601cm" svg:x2="10.484cm" svg:y2="6.22cm">
          <text:p text:style-name="P5"/>
        </draw:line>
        <draw:ellipse draw:style-name="gr1" draw:text-style-name="P2" draw:layer="layout" svg:width="1.733cm" svg:height="1.691cm" svg:x="13.507cm" svg:y="3.176cm">
          <text:p text:style-name="P1"><text:span text:style-name="T1">5</text:span></text:p>
        </draw:ellipse>
        <draw:line draw:style-name="gr4" draw:text-style-name="P3" draw:layer="layout" svg:x1="16.199cm" svg:y1="6.013cm" svg:x2="17.067cm" svg:y2="4.808cm">
          <text:p text:style-name="P5"/>
        </draw:line>
        <draw:ellipse draw:style-name="gr1" draw:text-style-name="P2" draw:layer="layout" svg:width="1.733cm" svg:height="1.691cm" svg:x="19.857cm" svg:y="3.176cm">
          <text:p text:style-name="P1"><text:span text:style-name="T1">8</text:span></text:p>
        </draw:ellipse>
        <draw:ellipse draw:style-name="gr1" draw:text-style-name="P2" draw:layer="layout" svg:width="1.733cm" svg:height="1.691cm" svg:x="23.032cm" svg:y="3.176cm">
          <text:p text:style-name="P1"><text:span text:style-name="T1">10</text:span></text:p>
        </draw:ellipse>
        <draw:ellipse draw:style-name="gr1" draw:text-style-name="P2" draw:layer="layout" svg:width="1.733cm" svg:height="1.691cm" svg:x="16.682cm" svg:y="3.176cm">
          <text:p text:style-name="P1"><text:span text:style-name="T1">7</text:span></text:p>
        </draw:ellipse>
        <draw:ellipse draw:style-name="gr1" draw:text-style-name="P2" draw:layer="layout" svg:width="1.733cm" svg:height="1.691cm" svg:x="21.127cm" svg:y="5.929cm">
          <text:p text:style-name="P1"><text:span text:style-name="T1">9</text:span></text:p>
        </draw:ellipse>
        <draw:line draw:style-name="gr2" draw:text-style-name="P3" draw:layer="layout" svg:x1="8.954cm" svg:y1="4.017cm" svg:x2="10.224cm" svg:y2="4.017cm">
          <text:p text:style-name="P5"/>
        </draw:line>
        <draw:line draw:style-name="gr2" draw:text-style-name="P3" draw:layer="layout" svg:x1="12.129cm" svg:y1="4.017cm" svg:x2="13.399cm" svg:y2="4.017cm">
          <text:p text:style-name="P5"/>
        </draw:line>
        <draw:line draw:style-name="gr2" draw:text-style-name="P3" draw:layer="layout" svg:x1="15.33cm" svg:y1="4.004cm" svg:x2="16.6cm" svg:y2="4.004cm">
          <text:p text:style-name="P5"/>
        </draw:line>
        <draw:line draw:style-name="gr2" draw:text-style-name="P3" draw:layer="layout" svg:x1="18.505cm" svg:y1="4.056cm" svg:x2="19.775cm" svg:y2="4.056cm">
          <text:p text:style-name="P5"/>
        </draw:line>
        <draw:line draw:style-name="gr2" draw:text-style-name="P3" draw:layer="layout" svg:x1="21.68cm" svg:y1="4.056cm" svg:x2="22.95cm" svg:y2="4.056cm">
          <text:p text:style-name="P5"/>
        </draw:line>
        <draw:line draw:style-name="gr2" draw:text-style-name="P3" draw:layer="layout" svg:x1="12.143cm" svg:y1="6.791cm" svg:x2="14.683cm" svg:y2="6.791cm">
          <text:p text:style-name="P5"/>
        </draw:line>
        <draw:line draw:style-name="gr2" draw:text-style-name="P3" draw:layer="layout" svg:x1="16.587cm" svg:y1="6.765cm" svg:x2="21.032cm" svg:y2="6.765cm">
          <text:p text:style-name="P5"/>
        </draw:line>
        <draw:ellipse draw:style-name="gr1" draw:text-style-name="P2" draw:layer="layout" svg:width="1.733cm" svg:height="1.691cm" svg:x="14.777cm" svg:y="5.929cm">
          <text:p text:style-name="P1"><text:span text:style-name="T1">6</text:span></text:p>
        </draw:ellipse>
        <draw:line draw:style-name="gr4" draw:text-style-name="P3" draw:layer="layout" svg:x1="22.446cm" svg:y1="6.014cm" svg:x2="23.314cm" svg:y2="4.73cm">
          <text:p text:style-name="P5"/>
        </draw:line>
        <draw:frame draw:style-name="gr6" draw:text-style-name="P6" draw:layer="layout" svg:width="1.628cm" svg:height="0.962cm" svg:x="18.014cm" svg:y="7.257cm">
          <draw:text-box>
            <text:p text:style-name="P5"><text:span text:style-name="T2">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5" draw:text-style-name="P3" draw:layer="layout" svg:width="15.201cm" svg:height="2.527cm" svg:x="9.357cm" svg:y="5.65cm">
          <text:p text:style-name="P5"/>
        </draw:rect>
        <draw:ellipse draw:style-name="gr1" draw:text-style-name="P2" draw:layer="layout" svg:width="1.733cm" svg:height="1.691cm" svg:x="3.982cm" svg:y="3.176cm">
          <text:p text:style-name="P1"><text:span text:style-name="T1">1</text:span></text:p>
        </draw:ellipse>
        <draw:ellipse draw:style-name="gr1" draw:text-style-name="P2" draw:layer="layout" svg:width="1.733cm" svg:height="1.691cm" svg:x="7.157cm" svg:y="3.176cm">
          <text:p text:style-name="P1"><text:span text:style-name="T1">2</text:span></text:p>
        </draw:ellipse>
        <draw:ellipse draw:style-name="gr1" draw:text-style-name="P2" draw:layer="layout" svg:width="1.733cm" svg:height="1.691cm" svg:x="10.332cm" svg:y="3.176cm">
          <text:p text:style-name="P1"><text:span text:style-name="T1">4</text:span></text:p>
        </draw:ellipse>
        <draw:ellipse draw:style-name="gr1" draw:text-style-name="P2" draw:layer="layout" svg:width="1.733cm" svg:height="1.691cm" svg:x="10.332cm" svg:y="5.929cm">
          <text:p text:style-name="P1"><text:span text:style-name="T1">3</text:span></text:p>
        </draw:ellipse>
        <draw:line draw:style-name="gr2" draw:text-style-name="P3" draw:layer="layout" svg:x1="5.818cm" svg:y1="4.017cm" svg:x2="7.088cm" svg:y2="4.017cm">
          <text:p text:style-name="P5"/>
        </draw:line>
        <draw:line draw:style-name="gr2" draw:text-style-name="P3" draw:layer="layout" svg:x1="8.708cm" svg:y1="4.601cm" svg:x2="10.484cm" svg:y2="6.22cm">
          <text:p text:style-name="P5"/>
        </draw:line>
        <draw:ellipse draw:style-name="gr1" draw:text-style-name="P2" draw:layer="layout" svg:width="1.733cm" svg:height="1.691cm" svg:x="13.507cm" svg:y="3.176cm">
          <text:p text:style-name="P1"><text:span text:style-name="T1">5</text:span></text:p>
        </draw:ellipse>
        <draw:line draw:style-name="gr4" draw:text-style-name="P3" draw:layer="layout" svg:x1="16.199cm" svg:y1="6.013cm" svg:x2="17.067cm" svg:y2="4.808cm">
          <text:p text:style-name="P5"/>
        </draw:line>
        <draw:ellipse draw:style-name="gr1" draw:text-style-name="P2" draw:layer="layout" svg:width="1.733cm" svg:height="1.691cm" svg:x="19.857cm" svg:y="3.176cm">
          <text:p text:style-name="P1"><text:span text:style-name="T1">8</text:span></text:p>
        </draw:ellipse>
        <draw:ellipse draw:style-name="gr1" draw:text-style-name="P2" draw:layer="layout" svg:width="1.733cm" svg:height="1.691cm" svg:x="23.032cm" svg:y="3.176cm">
          <text:p text:style-name="P1"><text:span text:style-name="T1">10</text:span></text:p>
        </draw:ellipse>
        <draw:ellipse draw:style-name="gr1" draw:text-style-name="P2" draw:layer="layout" svg:width="1.733cm" svg:height="1.691cm" svg:x="16.682cm" svg:y="3.176cm">
          <text:p text:style-name="P1"><text:span text:style-name="T1">7</text:span></text:p>
        </draw:ellipse>
        <draw:ellipse draw:style-name="gr1" draw:text-style-name="P2" draw:layer="layout" svg:width="1.733cm" svg:height="1.691cm" svg:x="21.127cm" svg:y="5.929cm">
          <text:p text:style-name="P1"><text:span text:style-name="T1">9</text:span></text:p>
        </draw:ellipse>
        <draw:line draw:style-name="gr2" draw:text-style-name="P3" draw:layer="layout" svg:x1="8.954cm" svg:y1="4.017cm" svg:x2="10.224cm" svg:y2="4.017cm">
          <text:p text:style-name="P5"/>
        </draw:line>
        <draw:line draw:style-name="gr2" draw:text-style-name="P3" draw:layer="layout" svg:x1="12.129cm" svg:y1="4.017cm" svg:x2="13.399cm" svg:y2="4.017cm">
          <text:p text:style-name="P5"/>
        </draw:line>
        <draw:line draw:style-name="gr2" draw:text-style-name="P3" draw:layer="layout" svg:x1="15.33cm" svg:y1="4.004cm" svg:x2="16.6cm" svg:y2="4.004cm">
          <text:p text:style-name="P5"/>
        </draw:line>
        <draw:line draw:style-name="gr2" draw:text-style-name="P3" draw:layer="layout" svg:x1="18.505cm" svg:y1="4.056cm" svg:x2="19.775cm" svg:y2="4.056cm">
          <text:p text:style-name="P5"/>
        </draw:line>
        <draw:line draw:style-name="gr2" draw:text-style-name="P3" draw:layer="layout" svg:x1="21.68cm" svg:y1="4.056cm" svg:x2="22.95cm" svg:y2="4.056cm">
          <text:p text:style-name="P5"/>
        </draw:line>
        <draw:line draw:style-name="gr2" draw:text-style-name="P3" draw:layer="layout" svg:x1="12.143cm" svg:y1="6.791cm" svg:x2="14.683cm" svg:y2="6.791cm">
          <text:p text:style-name="P5"/>
        </draw:line>
        <draw:line draw:style-name="gr2" draw:text-style-name="P3" draw:layer="layout" svg:x1="16.587cm" svg:y1="6.765cm" svg:x2="21.032cm" svg:y2="6.765cm">
          <text:p text:style-name="P5"/>
        </draw:line>
        <draw:ellipse draw:style-name="gr1" draw:text-style-name="P2" draw:layer="layout" svg:width="1.733cm" svg:height="1.691cm" svg:x="14.777cm" svg:y="5.929cm">
          <text:p text:style-name="P1"><text:span text:style-name="T1">6</text:span></text:p>
        </draw:ellipse>
        <draw:line draw:style-name="gr4" draw:text-style-name="P3" draw:layer="layout" svg:x1="22.446cm" svg:y1="6.014cm" svg:x2="23.314cm" svg:y2="4.73cm">
          <text:p text:style-name="P5"/>
        </draw:line>
        <draw:frame draw:style-name="gr6" draw:text-style-name="P6" draw:layer="layout" svg:width="1.628cm" svg:height="0.962cm" svg:x="18.014cm" svg:y="7.257cm">
          <draw:text-box>
            <text:p text:style-name="P5"><text:span text:style-name="T2">test</text:span></text:p>
          </draw:text-box>
        </draw:frame>
        <draw:custom-shape draw:style-name="gr7" draw:text-style-name="P7" draw:layer="layout" svg:width="5.055cm" svg:height="2.88cm" svg:x="5.106cm" svg:y="8.605cm">
          <text:p text:style-name="P7">branch=test</text:p>
          <text:p text:style-name="P7">sym-test</text:p>
          <text:p text:style-name="P7">bgcolor=blue</text:p>
          <text:p text:style-name="P7">sym-trunk</text:p>
          <draw:enhanced-geometry svg:viewBox="0 0 21600 21600" draw:text-areas="0 0 21600 21600" draw:type="pentagon-right" draw:modifiers="16285.4430379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0.989cm" svg:y1="7.62cm" svg:x2="10.156cm" svg:y2="10.038cm">
          <text:p text:style-name="P5"/>
        </draw:line>
        <draw:line draw:style-name="gr8" draw:text-style-name="P3" draw:layer="layout" svg:x1="5.339cm" svg:y1="11.153cm" svg:x2="8.449cm" svg:y2="11.153cm">
          <text:p text:style-name="P5"/>
        </draw:line>
        <draw:custom-shape draw:style-name="gr7" draw:text-style-name="P7" draw:layer="layout" svg:width="5.055cm" svg:height="1.671cm" svg:x="0.532cm" svg:y="5.78cm">
          <text:p text:style-name="P7">branch=trunk</text:p>
          <text:p text:style-name="P7">sym-trunk</text:p>
          <draw:enhanced-geometry svg:viewBox="0 0 21600 21600" draw:mirror-horizontal="false" draw:mirror-vertical="false" draw:text-areas="0 0 21600 21600" draw:type="pentagon-right" draw:modifiers="16285.4430379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5.598cm" svg:y1="6.609cm" svg:x2="5.067cm" svg:y2="4.834cm">
          <text:p text:style-name="P5"/>
        </draw:line>
        <draw:custom-shape draw:style-name="gr7" draw:text-style-name="P7" draw:layer="layout" svg:width="5.765cm" svg:height="1.619cm" svg:x="14.969cm" svg:y="8.851cm">
          <text:p text:style-name="P7">sym-release-1.0</text:p>
          <text:p text:style-name="P7">closed</text:p>
          <draw:enhanced-geometry svg:viewBox="0 0 21600 21600" draw:mirror-horizontal="false" draw:mirror-vertical="false" draw:text-areas="0 0 21600 21600" draw:type="pentagon-right" draw:modifiers="16925.569268207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20.734cm" svg:y1="9.655cm" svg:x2="21.784cm" svg:y2="7.568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ellipse draw:style-name="gr1" draw:text-style-name="P2" draw:layer="layout" svg:width="1.733cm" svg:height="1.691cm" svg:x="3.982cm" svg:y="3.176cm">
          <text:p text:style-name="P1"><text:span text:style-name="T1">1</text:span></text:p>
        </draw:ellipse>
        <draw:ellipse draw:style-name="gr1" draw:text-style-name="P2" draw:layer="layout" svg:width="1.733cm" svg:height="1.691cm" svg:x="7.157cm" svg:y="3.176cm">
          <text:p text:style-name="P1"><text:span text:style-name="T1">2</text:span></text:p>
        </draw:ellipse>
        <draw:line draw:style-name="gr2" draw:text-style-name="P3" draw:layer="layout" svg:x1="5.818cm" svg:y1="4.017cm" svg:x2="7.088cm" svg:y2="4.017cm">
          <text:p text:style-name="P5"/>
        </draw:line>
        <draw:custom-shape draw:style-name="gr7" draw:text-style-name="P7" draw:layer="layout" svg:width="5.055cm" svg:height="1.671cm" svg:x="0.532cm" svg:y="5.78cm">
          <text:p text:style-name="P7">branch=trunk</text:p>
          <text:p text:style-name="P7">sym-trunk</text:p>
          <draw:enhanced-geometry svg:viewBox="0 0 21600 21600" draw:mirror-horizontal="false" draw:mirror-vertical="false" draw:text-areas="0 0 21600 21600" draw:type="pentagon-right" draw:modifiers="16285.4430379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5.598cm" svg:y1="6.609cm" svg:x2="5.067cm" svg:y2="4.834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5" draw:text-style-name="P3" draw:layer="layout" svg:width="4.069cm" svg:height="2.527cm" svg:x="9.357cm" svg:y="5.65cm">
          <text:p text:style-name="P5"/>
        </draw:rect>
        <draw:ellipse draw:style-name="gr1" draw:text-style-name="P2" draw:layer="layout" svg:width="1.733cm" svg:height="1.691cm" svg:x="3.982cm" svg:y="3.176cm">
          <text:p text:style-name="P1"><text:span text:style-name="T1">1</text:span></text:p>
        </draw:ellipse>
        <draw:ellipse draw:style-name="gr1" draw:text-style-name="P2" draw:layer="layout" svg:width="1.733cm" svg:height="1.691cm" svg:x="7.157cm" svg:y="3.176cm">
          <text:p text:style-name="P1"><text:span text:style-name="T1">2</text:span></text:p>
        </draw:ellipse>
        <draw:ellipse draw:style-name="gr1" draw:text-style-name="P2" draw:layer="layout" svg:width="1.733cm" svg:height="1.691cm" svg:x="10.332cm" svg:y="5.929cm">
          <text:p text:style-name="P1"><text:span text:style-name="T1">3</text:span></text:p>
        </draw:ellipse>
        <draw:line draw:style-name="gr2" draw:text-style-name="P3" draw:layer="layout" svg:x1="5.818cm" svg:y1="4.017cm" svg:x2="7.088cm" svg:y2="4.017cm">
          <text:p text:style-name="P5"/>
        </draw:line>
        <draw:line draw:style-name="gr2" draw:text-style-name="P3" draw:layer="layout" svg:x1="8.708cm" svg:y1="4.601cm" svg:x2="10.484cm" svg:y2="6.22cm">
          <text:p text:style-name="P5"/>
        </draw:line>
        <draw:frame draw:style-name="gr6" draw:text-style-name="P6" draw:layer="layout" svg:width="1.628cm" svg:height="0.962cm" svg:x="11.716cm" svg:y="7.205cm">
          <draw:text-box>
            <text:p text:style-name="P5"><text:span text:style-name="T2">test</text:span></text:p>
          </draw:text-box>
        </draw:frame>
        <draw:custom-shape draw:style-name="gr7" draw:text-style-name="P7" draw:layer="layout" svg:width="5.055cm" svg:height="2.88cm" svg:x="5.106cm" svg:y="8.605cm">
          <text:p text:style-name="P7">branch=test</text:p>
          <text:p text:style-name="P7">sym-test</text:p>
          <text:p text:style-name="P7">bgcolor=blue</text:p>
          <text:p text:style-name="P7">sym-trunk</text:p>
          <draw:enhanced-geometry svg:viewBox="0 0 21600 21600" draw:text-areas="0 0 21600 21600" draw:type="pentagon-right" draw:modifiers="16285.4430379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10.989cm" svg:y1="7.62cm" svg:x2="10.156cm" svg:y2="10.038cm">
          <text:p text:style-name="P5"/>
        </draw:line>
        <draw:line draw:style-name="gr8" draw:text-style-name="P3" draw:layer="layout" svg:x1="5.339cm" svg:y1="11.153cm" svg:x2="8.449cm" svg:y2="11.153cm">
          <text:p text:style-name="P5"/>
        </draw:line>
        <draw:custom-shape draw:style-name="gr7" draw:text-style-name="P7" draw:layer="layout" svg:width="5.055cm" svg:height="1.671cm" svg:x="0.532cm" svg:y="5.78cm">
          <text:p text:style-name="P7">branch=trunk</text:p>
          <text:p text:style-name="P7">sym-trunk</text:p>
          <draw:enhanced-geometry svg:viewBox="0 0 21600 21600" draw:mirror-horizontal="false" draw:mirror-vertical="false" draw:text-areas="0 0 21600 21600" draw:type="pentagon-right" draw:modifiers="16285.443037974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3" draw:layer="layout" svg:x1="5.598cm" svg:y1="6.609cm" svg:x2="5.067cm" svg:y2="4.834cm">
          <text:p text:style-name="P5"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creation-date>2009-01-23T12:13:32</meta:creation-date>
    <dc:date>2009-01-23T14:12:36</dc:date>
    <dc:language>en-US</dc:language>
    <meta:editing-cycles>10</meta:editing-cycles>
    <meta:editing-duration>PT1H41M51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